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f36e" officeooo:paragraph-rsid="0009f36e"/>
    </style:style>
    <style:style style:name="P2" style:family="paragraph" style:parent-style-name="Standard">
      <style:text-properties officeooo:rsid="000ae835" officeooo:paragraph-rsid="000ae835"/>
    </style:style>
    <style:style style:name="P3" style:family="paragraph" style:parent-style-name="Standard">
      <style:text-properties officeooo:rsid="000ae835" officeooo:paragraph-rsid="0013cc2b"/>
    </style:style>
    <style:style style:name="T1" style:family="text">
      <style:text-properties officeooo:rsid="000ae835"/>
    </style:style>
    <style:style style:name="T2" style:family="text">
      <style:text-properties officeooo:rsid="000be044"/>
    </style:style>
    <style:style style:name="T3" style:family="text">
      <style:text-properties officeooo:rsid="000c7455"/>
    </style:style>
    <style:style style:name="T4" style:family="text">
      <style:text-properties officeooo:rsid="000e8cb7"/>
    </style:style>
    <style:style style:name="T5" style:family="text">
      <style:text-properties officeooo:rsid="0013a779"/>
    </style:style>
    <style:style style:name="T6" style:family="text">
      <style:text-properties officeooo:rsid="0015b9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Für den Entwurf betrachteten wir verschiedene andere Visualisierungen für die bekannten Versionsverwaltungssysteme GIT und SVN. <text:span text:style-name="T1">Insbesondere betrachteten wir die Programme GitWeb, Gourge und Gitready. Im folgenden sollen diese kurz Vorgestellt werden.</text:span></text:p>
      <text:p text:style-name="P2"><text:tab/>GitWeb ist eine <text:span text:style-name="T4">simple, webbbasierte </text:span>Visualisierung <text:span text:style-name="T4">für</text:span> die Versionsverwaltung GIT. Sie ist <text:span text:style-name="T2">im </text:span>Standardinstallationsumfang von GIT enthalten und stellt die grundlegendste Visualisierungsmöglichkeit für GIT dar. <text:span text:style-name="T3">Die Informationen werden dabei tabellarisch in absteigender Reihenfolge ihrer Aktualität dargestellt. In der ersten Spalte wird die Zeit seit dem zugehörigen Commit angegeben. Die zweite Spalte gibt den Namen des Nutzers an, der den jeweiligen Commit durchgeführt hat. In der dritten Spalte wird die Commit-Message wiedergegeben und in der vierten Spalte stehen einige Optionen zur Verfügung. (Abb. 2.1) Die Visualisierung mittels GitWeb ist klar, kompakt und verständlich, allerdings ist die Zugehörigkeit zu einzelnen Branches nicht klar erkennbar, da lediglich Commits zum Master-Branch als solche markiert werden.</text:span></text:p>
      <text:p text:style-name="P3"><text:tab/><text:span text:style-name="T5">Anders als GitWeb kann das Programm Gource nicht nur mit GIT, sondern auch mit SVN, CVS und anderen verwendet werden. Gource repräsentiert das Daeteiverzeichnis als animierte Baumstruktur, bei der das Wurzelverzeichnis im Zentrum liegt. (Abb. 2.2) Die Blätter des Baumes repräsentieren Dateien. Avatare, die die Entwickler repräsentieren, arbeiten dabei in der selben Reihenfolge wie in der Realität an den einzelnen Dateien und Verzeichnissen, fügen neue hinzu oder entfernen überflüssige. Die Animation kann dabei jederzeit unterbrochen werden. Es werden weder Commit-Messages noch Änderungsdaten angezeigt, der Informationsgehalt der Animation hält sich also in Grenzen. Hierdurch ist Gource eher als Spielerei zur Unterhaltung der Entwickler oder zu Präsentationszwecken zu verstehen, denn als Werkzeug zur Überwachung der einzelnen Versionen.</text:span></text:p>
      <text:p text:style-name="P3"><text:tab/><text:span text:style-name="T6">Gitready ähnelt eher GitWeb als Gource. Hier werden die einzelnen Branches als verschiedenfarbige Linien, die parallel nebeneinander auf der linken Seite des Bildschirms verlaufen, dargestellt. (Abb. 2.3) Kreise auf den Linien repräsentieren einzelne Commits. Da jeder Commit eine eigene Zeile zugewiesen bekommt ist die Reihenfolge klar ersichtlich. Rechts neben den einzelnen Linien werden die jeweiligen Commit-Messages angezeigt. Auf Grund der Abschnittsweise großen Distanz zwischen Knoten und Message ist das Gesetz der Nähe nicht immer gegeben. Dadurch kann es zu fehlerhaften Zuweisungen zwischen Commit und Message kommen. Allerdings bietet die Darstellung mittels Gitready den besten Kompriss zwischen Übersichtlichkeit und Informationsgehalt der betrachteten Visualisierungsprogramme. Dementsprechend lehnt sich unser Entwurf an das Design von Gitready 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08:59:47.998671082</meta:creation-date>
    <dc:date>2015-02-04T15:04:50.311593596</dc:date>
    <meta:editing-duration>PT19M39S</meta:editing-duration>
    <meta:editing-cycles>2</meta:editing-cycles>
    <meta:generator>LibreOffice/4.3.3.2$Linux_x86 LibreOffice_project/430m0$Build-2</meta:generator>
    <meta:document-statistic meta:table-count="0" meta:image-count="0" meta:object-count="0" meta:page-count="1" meta:paragraph-count="4" meta:word-count="370" meta:character-count="2797" meta:non-whitespace-character-count="2427"/>
  </office:meta>
</office:document-meta>
</file>